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64.15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 смышленый</text:p>
            <text:p>the brightest student in the cl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быстро понимающий, сложно обмануть, проницательный</text:p>
            <text:p>a journalist with an extremely sharp m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rewd</text:p>
          </table:table-cell>
          <table:table-cell office:value-type="string" calcext:value-type="string">
            <text:p>ʃruːd</text:p>
          </table:table-cell>
          <table:table-cell office:value-type="string" calcext:value-type="string">
            <text:p>проницательный</text:p>
            <text:p>She was shrewd enough to guess who was responsibl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le</text:p>
          </table:table-cell>
          <table:table-cell office:value-type="string" calcext:value-type="string">
            <text:p>ˈeɪbəl</text:p>
          </table:table-cell>
          <table:table-cell office:value-type="string" calcext:value-type="string">
            <text:p>способный</text:p>
            <text:p>one of my more able stude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iny</text:p>
          </table:table-cell>
          <table:table-cell/>
          <table:table-cell office:value-type="string" calcext:value-type="string">
            <text:p>intelligent and good at studying</text:p>
            <text:p>Головастый</text:p>
            <text:p>My sister is the brainy one in our famil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olish</text:p>
          </table:table-cell>
          <table:table-cell/>
          <table:table-cell office:value-type="string" calcext:value-type="string">
            <text:p><text:s/>stupid, silly (formal) they did not want to look foolish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простоват</text:p>
            <text:p>I’m afraid Luke’s a bit simp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</text:p>
          </table:table-cell>
          <table:table-cell/>
          <table:table-cell office:value-type="string" calcext:value-type="string">
            <text:p>глупенькая</text:p>
            <text:p>Don’t be so silly! There’s nothing wrong with you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inless</text:p>
          </table:table-cell>
          <table:table-cell/>
          <table:table-cell office:value-type="string" calcext:value-type="string">
            <text:p>безмозглый, completely stupid</text:p>
            <text:p>What a brainless thing to do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aft</text:p>
          </table:table-cell>
          <table:table-cell office:value-type="string" calcext:value-type="string">
            <text:p>dɑːft</text:p>
          </table:table-cell>
          <table:table-cell office:value-type="string" calcext:value-type="string">
            <text:p>stupid, amusing, сумасшедший</text:p>
            <text:p>Don’t be daft! Of course you’re not too old to go clubb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b</text:p>
          </table:table-cell>
          <table:table-cell office:value-type="string" calcext:value-type="string">
            <text:p>dʌm</text:p>
          </table:table-cell>
          <table:table-cell office:value-type="string" calcext:value-type="string">
            <text:p>stupid, informal</text:p>
            <text:p>He was dumb enough to believe 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m</text:p>
          </table:table-cell>
          <table:table-cell/>
          <table:table-cell office:value-type="string" calcext:value-type="string">
            <text:p>глупый, informal</text:p>
            <text:p>You can be really dim sometimes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ck</text:p>
          </table:table-cell>
          <table:table-cell/>
          <table:table-cell office:value-type="string" calcext:value-type="string">
            <text:p>глупый</text:p>
            <text:p>He’s a nice guy, but he’s a bit thi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nning n, adj</text:p>
          </table:table-cell>
          <table:table-cell office:value-type="string" calcext:value-type="string">
            <text:p>ˈkʌnɪŋ</text:p>
          </table:table-cell>
          <table:table-cell office:value-type="string" calcext:value-type="string">
            <text:p>хитрый</text:p>
            <text:p>She was cunning enough to keep this latest piece of information secre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afty</text:p>
          </table:table-cell>
          <table:table-cell office:value-type="string" calcext:value-type="string">
            <text:p>ˈkrɑːfti </text:p>
          </table:table-cell>
          <table:table-cell office:value-type="string" calcext:value-type="string">
            <text:p>хитрый</text:p>
            <text:p>He’s a crafty old devil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y</text:p>
          </table:table-cell>
          <table:table-cell/>
          <table:table-cell office:value-type="string" calcext:value-type="string">
            <text:p>Хитрый</text:p>
            <text:p>Lucy decided not to tell him where she was going. She was often a bit sly like tha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simistic / optimistic</text:p>
          </table:table-cell>
          <table:table-cell office:value-type="string" calcext:value-type="string">
            <text:p>ˌpesəˈmɪstɪk</text:p>
          </table:table-cell>
          <table:table-cell office:value-type="string" calcext:value-type="string">
            <text:p>пессимистичный</text:p>
            <text:p>He remains deeply pessimistic about the peace proces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troverted / introverted</text:p>
          </table:table-cell>
          <table:table-cell office:value-type="string" calcext:value-type="string">
            <text:p>Ekstrəvɜːtɪd /</text:p>
            <text:p>ˈɪntrəvɜːtɪd</text:p>
          </table:table-cell>
          <table:table-cell office:value-type="string" calcext:value-type="string">
            <text:p>экстровер, интровер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ound up</text:p>
          </table:table-cell>
          <table:table-cell/>
          <table:table-cell office:value-type="string" calcext:value-type="string">
            <text:p>tense</text:p>
            <text:p>I was too wound up to slee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ked-up</text:p>
          </table:table-cell>
          <table:table-cell/>
          <table:table-cell office:value-type="string" calcext:value-type="string">
            <text:p>Very upset and excited взволнованный</text:p>
            <text:p>You shouldn’t get so worked up about i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ciable</text:p>
          </table:table-cell>
          <table:table-cell office:value-type="string" calcext:value-type="string">
            <text:p>ˈsəʊʃəbəl</text:p>
          </table:table-cell>
          <table:table-cell office:value-type="string" calcext:value-type="string">
            <text:p>общительный</text:p>
            <text:p>a pleasant, sociable coup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ɡrɪˈɡeəriəs</text:p>
          </table:table-cell>
          <table:table-cell office:value-type="string" calcext:value-type="string">
            <text:p>Sociable</text:p>
            <text:p>She can be as engaging at public events as her gregarious husban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Quarrelsome / argumentative</text:p>
          </table:table-cell>
          <table:table-cell office:value-type="string" calcext:value-type="string">
            <text:p>ˈkwɒrəlsəm /</text:p>
            <text:p>ɑːɡjəˈmentətɪv</text:p>
          </table:table-cell>
          <table:table-cell office:value-type="string" calcext:value-type="string">
            <text:p>сварливый, легко ссорящийся</text:p>
            <text:p>He quickly becomes argumentative after a few drinks.</text:p>
            <text:p>He became quarrelsome after drinking too much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ven-tempered</text:p>
          </table:table-cell>
          <table:table-cell/>
          <table:table-cell office:value-type="string" calcext:value-type="string">
            <text:p>уравновешенный</text:p>
            <text:p>Charles had been Lord of the Scaffold since 1699, contemporaries describing him as a gentle and even-tempered ma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cid</text:p>
          </table:table-cell>
          <table:table-cell office:value-type="string" calcext:value-type="string">
            <text:p>ˈplæsɪd</text:p>
          </table:table-cell>
          <table:table-cell office:value-type="string" calcext:value-type="string">
            <text:p>уравновешенный</text:p>
            <text:p>She sat still, placid and wai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id-back</text:p>
          </table:table-cell>
          <table:table-cell/>
          <table:table-cell office:value-type="string" calcext:value-type="string">
            <text:p>Easy-going</text:p>
            <text:p>My parents are pretty laid-back and don’t mind me staying out la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urteous</text:p>
          </table:table-cell>
          <table:table-cell office:value-type="string" calcext:value-type="string">
            <text:p>dɪsˈkɜːtiəs</text:p>
          </table:table-cell>
          <table:table-cell office:value-type="string" calcext:value-type="string">
            <text:p>Невежливый</text:p>
            <text:p>It would be discourteous to ignore his reques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ensive</text:p>
          </table:table-cell>
          <table:table-cell office:value-type="string" calcext:value-type="string">
            <text:p>əˈfensɪv</text:p>
          </table:table-cell>
          <table:table-cell office:value-type="string" calcext:value-type="string">
            <text:p>Оскорбительный</text:p>
            <text:p>I found her remarks deeply offensiv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worthy</text:p>
          </table:table-cell>
          <table:table-cell office:value-type="string" calcext:value-type="string">
            <text:p>ˈtrʌstˌwɜːði </text:p>
          </table:table-cell>
          <table:table-cell office:value-type="string" calcext:value-type="string">
            <text:p>заслуживающий доверия</text:p>
            <text:p>Many people do not see politicians as trustworth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vious</text:p>
          </table:table-cell>
          <table:table-cell office:value-type="string" calcext:value-type="string">
            <text:p>ˈenviəs</text:p>
          </table:table-cell>
          <table:table-cell office:value-type="string" calcext:value-type="string">
            <text:p>Завистливый</text:p>
            <text:p>Colleagues were envious of her succes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ult</text:p>
          </table:table-cell>
          <table:table-cell office:value-type="string" calcext:value-type="string">
            <text:p>ɪnˈsʌlt</text:p>
          </table:table-cell>
          <table:table-cell office:value-type="string" calcext:value-type="string">
            <text:p>оскорблять, обижать</text:p>
            <text:p>Nobody insults my family and gets away with i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ulting</text:p>
          </table:table-cell>
          <table:table-cell office:value-type="string" calcext:value-type="string">
            <text:p>ɪnˈsʌltɪŋ</text:p>
          </table:table-cell>
          <table:table-cell office:value-type="string" calcext:value-type="string">
            <text:p>оскорбительный</text:p>
            <text:p>Sexist language is insulting to women.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3">
          <table:table-cell office:value-type="string" calcext:value-type="string">
            <text:p>determined</text:p>
          </table:table-cell>
          <table:table-cell office:value-type="string" calcext:value-type="string">
            <text:p>dɪˈtɜːmɪnd</text:p>
          </table:table-cell>
          <table:table-cell office:value-type="string" calcext:value-type="string">
            <text:p>решительный</text:p>
            <text:p>She was determined to w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stinate</text:p>
          </table:table-cell>
          <table:table-cell office:value-type="string" calcext:value-type="string">
            <text:p>ˈɒbstənət</text:p>
          </table:table-cell>
          <table:table-cell office:value-type="string" calcext:value-type="string">
            <text:p>Упрямый, настойчивый</text:p>
            <text:p>an obstinate refusal to ob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bborn</text:p>
          </table:table-cell>
          <table:table-cell office:value-type="string" calcext:value-type="string">
            <text:p>ˈstʌbən</text:p>
          </table:table-cell>
          <table:table-cell office:value-type="string" calcext:value-type="string">
            <text:p>упрямый</text:p>
            <text:p>Paul can be as stubborn as a mu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-headed</text:p>
          </table:table-cell>
          <table:table-cell/>
          <table:table-cell office:value-type="string" calcext:value-type="string">
            <text:p> упрямый</text:p>
            <text:p>Never have I met a woman so obstinate, so pigheaded!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hrifty</text:p>
          </table:table-cell>
          <table:table-cell office:value-type="string" calcext:value-type="string">
            <text:p>ˈθrɪfti</text:p>
          </table:table-cell>
          <table:table-cell office:value-type="string" calcext:value-type="string">
            <text:p>бережливый</text:p>
            <text:p>Cutting taxes on savings may persuade Americans to be more thrift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ingy</text:p>
          </table:table-cell>
          <table:table-cell office:value-type="string" calcext:value-type="string">
            <text:p>ˈstɪndʒi</text:p>
          </table:table-cell>
          <table:table-cell office:value-type="string" calcext:value-type="string">
            <text:p>скупой</text:p>
            <text:p>She’s too stingy to give money to chari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ht-fisted</text:p>
          </table:table-cell>
          <table:table-cell/>
          <table:table-cell office:value-type="string" calcext:value-type="string">
            <text:p>скупой</text:p>
            <text:p>Like most family companies it is tight-fisted with information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isrly</text:p>
          </table:table-cell>
          <table:table-cell office:value-type="string" calcext:value-type="string">
            <text:p>ˈmaɪzəli</text:p>
          </table:table-cell>
          <table:table-cell office:value-type="string" calcext:value-type="string">
            <text:p>Скупой</text:p>
            <text:p>Nobody was more surprised than Neeld when his miserly great-uncle proved to be worth nearly £1 million, mostly in cas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f-assured</text:p>
          </table:table-cell>
          <table:table-cell/>
          <table:table-cell office:value-type="string" calcext:value-type="string">
            <text:p>уверенный</text:p>
            <text:p>A woman's voice came on the line, firm and self-assu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f-important</text:p>
          </table:table-cell>
          <table:table-cell/>
          <table:table-cell office:value-type="string" calcext:value-type="string">
            <text:p>С большим самомнением</text:p>
            <text:p>a self-important pompous little 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gant</text:p>
          </table:table-cell>
          <table:table-cell office:value-type="string" calcext:value-type="string">
            <text:p>ˈærəɡənt</text:p>
          </table:table-cell>
          <table:table-cell office:value-type="string" calcext:value-type="string">
            <text:p>высокомерный</text:p>
            <text:p>They were arrogant but, by and large, they were decent, honest peop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of yourself</text:p>
          </table:table-cell>
          <table:table-cell/>
          <table:table-cell office:value-type="string" calcext:value-type="string">
            <text:p>С большим самомнением</text:p>
            <text:p>My first impression was that he was a bit full of himself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ank</text:p>
          </table:table-cell>
          <table:table-cell office:value-type="string" calcext:value-type="string">
            <text:p>fræŋk</text:p>
          </table:table-cell>
          <table:table-cell office:value-type="string" calcext:value-type="string">
            <text:p>Откровенный (о чем сложно обсуждать)</text:p>
            <text:p>He was completely frank with her about what happen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lunt</text:p>
          </table:table-cell>
          <table:table-cell office:value-type="string" calcext:value-type="string">
            <text:p>blʌnt</text:p>
          </table:table-cell>
          <table:table-cell office:value-type="string" calcext:value-type="string">
            <text:p>слишком прямой, резкий</text:p>
            <text:p>His hard tone and blunt words were hurtfu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upt</text:p>
          </table:table-cell>
          <table:table-cell office:value-type="string" calcext:value-type="string">
            <text:p>əˈbrʌpt</text:p>
          </table:table-cell>
          <table:table-cell office:value-type="string" calcext:value-type="string">
            <text:p><text:span text:style-name="T1">Резкий</text:span></text:p>
            <text:p>Sorry, I didn’t mean to be so abrupt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brusque</text:p>
          </table:table-cell>
          <table:table-cell office:value-type="string" calcext:value-type="string">
            <text:p>bruːsk</text:p>
          </table:table-cell>
          <table:table-cell office:value-type="string" calcext:value-type="string">
            <text:p>Бесцеремонный</text:p>
            <text:p>Normally so courteous and tidy, if Loi was fishing, he became brusque and rude, oblivious to his surrounding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t</text:p>
          </table:table-cell>
          <table:table-cell office:value-type="string" calcext:value-type="string">
            <text:p>kɜːt</text:p>
          </table:table-cell>
          <table:table-cell office:value-type="string" calcext:value-type="string">
            <text:p> Резкий, немногословный</text:p>
            <text:p>Polly was curt and businesslike with her client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conventional</text:p>
          </table:table-cell>
          <table:table-cell/>
          <table:table-cell office:value-type="string" calcext:value-type="string">
            <text:p>нетрадиционный</text:p>
            <text:p>unconventional political vie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little stange</text:p>
            <text:p>It’s odd that you can’t remember him at al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eculiar</text:p>
          </table:table-cell>
          <table:table-cell office:value-type="string" calcext:value-type="string">
            <text:p>pɪˈkjuːliə</text:p>
          </table:table-cell>
          <table:table-cell office:value-type="string" calcext:value-type="string">
            <text:p>slightly strange</text:p>
            <text:p>He had a peculiar expression on his fac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sive</text:p>
          </table:table-cell>
          <table:table-cell/>
          <table:table-cell office:value-type="string" calcext:value-type="string">
            <text:p>Позволяющий, неодобрительно</text:p>
            <text:p>parents who are too permiss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principled</text:p>
          </table:table-cell>
          <table:table-cell office:value-type="string" calcext:value-type="string">
            <text:p>ʌnˈprɪnsəpəld</text:p>
          </table:table-cell>
          <table:table-cell office:value-type="string" calcext:value-type="string">
            <text:p>беспринципный</text:p>
            <text:p/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quiring</text:p>
          </table:table-cell>
          <table:table-cell/>
          <table:table-cell office:value-type="string" calcext:value-type="string">
            <text:p>любознательный</text:p>
            <text:p/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назойливо любопытный, задающий очень много вопросов</text:p>
            <text:p>I’d have asked more questions, but I didn’t want to seem inquisitive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osy</text:p>
          </table:table-cell>
          <table:table-cell/>
          <table:table-cell office:value-type="string" calcext:value-type="string">
            <text:p>пронырливый, хотящий знать о других</text:p>
            <text:p>At first, the children are afraid to ask questions they think might be impolite or nos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shy</text:p>
          </table:table-cell>
          <table:table-cell office:value-type="string" calcext:value-type="string">
            <text:p>ˈpʊʃi</text:p>
          </table:table-cell>
          <table:table-cell office:value-type="string" calcext:value-type="string">
            <text:p>пробивной(отрицательно)</text:p>
            <text:p>Pushy journalists shouted questions from the crow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Настойчивый, напористый</text:p>
            <text:p>The course helps women learn how to be more assertive in the workplac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ossy</text:p>
          </table:table-cell>
          <table:table-cell office:value-type="string" calcext:value-type="string">
            <text:p>ˈbɒsi</text:p>
          </table:table-cell>
          <table:table-cell office:value-type="string" calcext:value-type="string">
            <text:p>властный, говорит всегда что делать</text:p>
            <text:p>They became bossy, uncooperative, and hostile in their efforts to ward off depression.</text:p>
          </table:table-cell>
          <table:table-cell table:number-columns-repeated="1021"/>
        </table:table-row>
        <table:table-row table:style-name="ro7" table:number-rows-repeated="104851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1:04:53.219904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H43M39S</meta:editing-duration>
    <meta:editing-cycles>12</meta:editing-cycles>
    <meta:generator>LibreOffice/6.0.7.3$Linux_X86_64 LibreOffice_project/00m0$Build-3</meta:generator>
    <dc:date>2021-12-03T00:12:59.918752803</dc:date>
    <meta:document-statistic meta:table-count="1" meta:cell-count="154" meta:object-count="0"/>
    <meta:template xlink:type="simple" xlink:actuate="onRequest" xlink:title="vocabularyUnit" xlink:href="../../../../Templates/vocabularyUnit.ots" meta:date="2021-07-23T23:09:37.744245147"/>
  </office:meta>
</office:document-meta>
</file>